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74.44pt"/>
    </style:style>
    <style:style style:name="ro1" style:family="table-row">
      <style:table-row-properties style:row-height="55.4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top"/>
    </style:style>
    <style:style style:name="ce2" style:family="table-cell" style:parent-style-name="Default">
      <style:table-cell-properties fo:border-bottom="0.06pt solid #ff0000" fo:border-left="none" fo:border-right="none" fo:border-top="none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06pt solid #ff0000" fo:border-top="none"/>
    </style:style>
    <style:style style:name="ce6" style:family="table-cell" style:parent-style-name="Default">
      <style:table-cell-properties fo:border-bottom="0.06pt solid #ff0000" fo:border-left="none" fo:border-right="0.06pt solid #ff0000" fo:border-top="none"/>
    </style:style>
    <style:style style:name="ce7" style:family="table-cell" style:parent-style-name="Default">
      <style:table-cell-properties fo:border-bottom="none" fo:border-left="0.06pt solid #ff0000" fo:border-right="0.06pt solid #ff0000" fo:border-top="none"/>
    </style:style>
    <style:style style:name="ce8" style:family="table-cell" style:parent-style-name="Default">
      <style:table-cell-properties fo:border-bottom="0.06pt solid #ff0000" fo:border-left="0.06pt solid #ff0000" fo:border-right="0.06pt solid #ff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pt"/>
    </style:style>
    <style:style style:name="ce10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order-left="0.06pt solid #ff0000" fo:border-right="0.06pt solid #ff0000" fo:border-top="none" style:vertical-align="top"/>
    </style:style>
    <style:style style:name="ce12" style:family="table-cell" style:parent-style-name="Default">
      <style:table-cell-properties fo:border-bottom="none" fo:border-left="0.06pt solid #ff0000" fo:border-right="none" fo:border-top="none"/>
    </style:style>
    <style:style style:name="ce13" style:family="table-cell" style:parent-style-name="Default">
      <style:table-cell-properties fo:border-bottom="0.06pt solid #ff0000" fo:border-left="0.06pt solid #ff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top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value-type" style:repeat-content="false" fo:border-left="0.06pt solid #ff0000" fo:border-right="0.06pt solid #ff0000" fo:border-top="none"/>
      <style:paragraph-properties fo:margin-left="0pt"/>
    </style:style>
    <style:style style:name="ce16" style:family="table-cell" style:parent-style-name="Default">
      <style:table-cell-properties fo:border-bottom="0.06pt solid #ff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5" table:default-cell-style-name="ce7"/>
        <table:table-column table:style-name="co2" table:default-cell-style-name="ce12"/>
        <table:table-column table:style-name="co2" table:default-cell-style-name="ce7"/>
        <table:table-column table:style-name="co2" table:number-columns-repeated="1012" table:default-cell-style-name="Default"/>
        <table:table-row table:style-name="ro1">
          <table:table-cell office:value-type="string" calcext:value-type="string" table:number-columns-spanned="3" table:number-rows-spanned="1">
            <text:p>NEXT TUTORIAL</text:p>
          </table:table-cell>
          <table:covered-table-cell table:style-name="ce1"/>
          <table:covered-table-cell table:style-name="ce4"/>
          <table:table-cell table:style-name="ce4" table:number-columns-repeated="1021"/>
        </table:table-row>
        <table:table-row table:style-name="ro2">
          <table:table-cell table:style-name="ce1"/>
          <table:table-cell table:style-name="ce4"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(depth1)</text:p>
          </table:table-cell>
          <table:table-cell table:number-columns-repeated="2"/>
          <table:table-cell office:value-type="string" calcext:value-type="string">
            <text:p>(depth2)</text:p>
          </table:table-cell>
          <table:table-cell table:number-columns-repeated="2"/>
          <table:table-cell office:value-type="string" calcext:value-type="string">
            <text:p>(depth3)</text:p>
          </table:table-cell>
          <table:table-cell table:number-columns-repeated="3"/>
          <table:table-cell table:style-name="ce4"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MENU</text:p>
          </table:table-cell>
          <table:table-cell table:style-name="ce8" table:number-columns-repeated="2"/>
          <table:table-cell table:style-name="ce8" office:value-type="string" calcext:value-type="string">
            <text:p>CODE</text:p>
          </table:table-cell>
          <table:table-cell table:style-name="ce8" table:number-columns-repeated="2"/>
          <table:table-cell table:style-name="ce8" office:value-type="string" calcext:value-type="string">
            <text:p>CODE</text:p>
          </table:table-cell>
          <table:table-cell table:style-name="ce8" table:number-columns-repeated="2"/>
          <table:table-cell table:style-name="ce13"/>
          <table:table-cell table:style-name="ce8" office:value-type="string" calcext:value-type="string">
            <text:p>CODE</text:p>
          </table:table-cell>
          <table:table-cell table:style-name="ce16"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style-name="ce1" office:value-type="string" calcext:value-type="string">
            <text:p>(1) 메인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[APP]</text:p>
          </table:table-cell>
          <table:table-cell table:style-name="ce10" office:value-type="float" office:value="1010000" calcext:value-type="float">
            <text:p>1010000</text:p>
          </table:table-cell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 table:number-columns-repeated="7"/>
          <table:table-cell table:style-name="ce16" table:number-columns-repeated="1005"/>
        </table:table-row>
        <table:table-row table:style-name="ro3" table:number-rows-repeated="2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number-columns-repeated="1014"/>
        </table:table-row>
        <table:table-row table:style-name="ro3">
          <table:table-cell table:style-name="ce1"/>
          <table:table-cell table:style-name="ce1" office:value-type="string" calcext:value-type="string">
            <text:p>(2) 알고리즘</text:p>
          </table:table-cell>
          <table:table-cell table:style-name="ce9" office:value-type="string" calcext:value-type="string">
            <text:p>-</text:p>
          </table:table-cell>
          <table:table-cell table:style-name="ce1" office:value-type="string" calcext:value-type="string">
            <text:p>Quiz 1 ‘Hello World’</text:p>
          </table:table-cell>
          <table:table-cell table:style-name="ce1" office:value-type="float" office:value="2010000" calcext:value-type="float">
            <text:p>2010000</text:p>
          </table:table-cell>
          <table:table-cell table:style-name="ce9" office:value-type="string" calcext:value-type="string">
            <text:p>-</text:p>
          </table:table-cell>
          <table:table-cell table:style-name="ce1" office:value-type="string" calcext:value-type="string">
            <text:p>Solution 1</text:p>
          </table:table-cell>
          <table:table-cell table:style-name="ce1" office:value-type="float" office:value="2010100" calcext:value-type="float">
            <text:p>2010100</text:p>
          </table:table-cell>
          <table:table-cell table:style-name="ce9" office:value-type="string" calcext:value-type="string">
            <text:p>-</text:p>
          </table:table-cell>
          <table:table-cell table:style-name="ce1"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1" office:value-type="float" office:value="2010101" calcext:value-type="float">
            <text:p>2010101</text:p>
          </table:table-cell>
          <table:table-cell table:style-name="ce1" table:number-columns-repeated="7"/>
          <table:table-cell table:style-name="ce2" table:number-columns-repeated="1005"/>
        </table:table-row>
        <table:table-row table:style-name="ro3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number-columns-repeated="101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10102" calcext:value-type="float">
            <text:p>201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Solution 2</text:p>
          </table:table-cell>
          <table:table-cell table:style-name="ce1" office:value-type="float" office:value="2010200" calcext:value-type="float">
            <text:p>201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2010201" calcext:value-type="float">
            <text:p>201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10202" calcext:value-type="float">
            <text:p>201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" office:value-type="string" calcext:value-type="string">
            <text:p>Quiz 2 ‘Sum number’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Solution 1</text:p>
          </table:table-cell>
          <table:table-cell table:style-name="ce1" office:value-type="float" office:value="2020100" calcext:value-type="float">
            <text:p>20201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1" office:value-type="float" office:value="2020101" calcext:value-type="float">
            <text:p>202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20102" calcext:value-type="float">
            <text:p>202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Solution 2</text:p>
          </table:table-cell>
          <table:table-cell table:style-name="ce1" office:value-type="float" office:value="2020200" calcext:value-type="float">
            <text:p>202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2020201" calcext:value-type="float">
            <text:p>202020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20202" calcext:value-type="float">
            <text:p>202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" office:value-type="string" calcext:value-type="string">
            <text:p>Quiz 3 ‘Sum string’</text:p>
          </table:table-cell>
          <table:table-cell table:style-name="ce1" office:value-type="float" office:value="2030000" calcext:value-type="float">
            <text:p>20300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Solution 1</text:p>
          </table:table-cell>
          <table:table-cell table:style-name="ce1" office:value-type="float" office:value="2030100" calcext:value-type="float">
            <text:p>20301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1" office:value-type="float" office:value="2030101" calcext:value-type="float">
            <text:p>203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30102" calcext:value-type="float">
            <text:p>203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Solution 2</text:p>
          </table:table-cell>
          <table:table-cell table:style-name="ce1" office:value-type="float" office:value="2030200" calcext:value-type="float">
            <text:p>203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5" office:value-type="float" office:value="2030201" calcext:value-type="float">
            <text:p>203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30202" calcext:value-type="float">
            <text:p>203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" office:value-type="string" calcext:value-type="string">
            <text:p>Quiz 4 ‘GuguDan’</text:p>
          </table:table-cell>
          <table:table-cell table:style-name="ce11" office:value-type="float" office:value="204000" calcext:value-type="float">
            <text:p>2040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Solution 1</text:p>
          </table:table-cell>
          <table:table-cell table:style-name="ce1" office:value-type="float" office:value="2040100" calcext:value-type="float">
            <text:p>2040100</text:p>
          </table:table-cell>
          <table:table-cell table:style-name="ce9" office:value-type="string" calcext:value-type="string">
            <text:p>-</text:p>
          </table:table-cell>
          <table:table-cell table:style-name="ce11"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1" office:value-type="float" office:value="2040101" calcext:value-type="float">
            <text:p>204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40102" calcext:value-type="float">
            <text:p>204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Solution 2</text:p>
          </table:table-cell>
          <table:table-cell table:style-name="ce1" office:value-type="float" office:value="2040200" calcext:value-type="float">
            <text:p>204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table:style-name="ce15" office:value-type="float" office:value="2040201" calcext:value-type="float">
            <text:p>204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2040202" calcext:value-type="float">
            <text:p>2040202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3) 도큐먼츠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Week 1</text:p>
          </table:table-cell>
          <table:table-cell office:value-type="float" office:value="3010000" calcext:value-type="float">
            <text:p>30100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1</text:p>
          </table:table-cell>
          <table:table-cell table:style-name="ce1" office:value-type="float" office:value="3010100" calcext:value-type="float">
            <text:p>30101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101" calcext:value-type="float">
            <text:p>301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102" calcext:value-type="float">
            <text:p>301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103" calcext:value-type="float">
            <text:p>30101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2</text:p>
          </table:table-cell>
          <table:table-cell table:style-name="ce1" office:value-type="float" office:value="3010200" calcext:value-type="float">
            <text:p>301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201" calcext:value-type="float">
            <text:p>301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202" calcext:value-type="float">
            <text:p>301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203" calcext:value-type="float">
            <text:p>30102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3</text:p>
          </table:table-cell>
          <table:table-cell table:style-name="ce1" office:value-type="float" office:value="3010300" calcext:value-type="float">
            <text:p>30103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301" calcext:value-type="float">
            <text:p>30103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302" calcext:value-type="float">
            <text:p>30103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10303" calcext:value-type="float">
            <text:p>30103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eek 2</text:p>
          </table:table-cell>
          <table:table-cell office:value-type="float" office:value="3020000" calcext:value-type="float">
            <text:p>30200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1</text:p>
          </table:table-cell>
          <table:table-cell table:style-name="ce1" office:value-type="float" office:value="3020100" calcext:value-type="float">
            <text:p>30201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101" calcext:value-type="float">
            <text:p>30201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102" calcext:value-type="float">
            <text:p>30201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103" calcext:value-type="float">
            <text:p>30201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2</text:p>
          </table:table-cell>
          <table:table-cell table:style-name="ce1" office:value-type="float" office:value="3020200" calcext:value-type="float">
            <text:p>30202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201" calcext:value-type="float">
            <text:p>30202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202" calcext:value-type="float">
            <text:p>30202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203" calcext:value-type="float">
            <text:p>302020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>
            <text:p>-</text:p>
          </table:table-cell>
          <table:table-cell office:value-type="string" calcext:value-type="string">
            <text:p>Document 3</text:p>
          </table:table-cell>
          <table:table-cell table:style-name="ce1" office:value-type="float" office:value="3020300" calcext:value-type="float">
            <text:p>3020300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1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301" calcext:value-type="float">
            <text:p>302030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2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302" calcext:value-type="float">
            <text:p>302030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9" office:value-type="string" calcext:value-type="string">
            <text:p>-</text:p>
          </table:table-cell>
          <table:table-cell office:value-type="string" calcext:value-type="string">
            <text:p>Reply 03</text:p>
          </table:table-cell>
          <table:table-cell table:style-name="ce14" office:value-type="string" calcext:value-type="string">
            <text:p>:</text:p>
          </table:table-cell>
          <table:table-cell office:value-type="float" office:value="3020303" calcext:value-type="float">
            <text:p>3020303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4) 타자게임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[APP]</text:p>
          </table:table-cell>
          <table:table-cell office:value-type="float" office:value="4010000" calcext:value-type="float">
            <text:p>4010000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5) 컨택트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[APP]</text:p>
          </table:table-cell>
          <table:table-cell office:value-type="float" office:value="5010000" calcext:value-type="float">
            <text:p>5010000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3:08:05.27244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8:57:17.954167275</meta:creation-date>
    <dc:date>2018-07-17T14:08:18.028959327</dc:date>
    <meta:editing-duration>PT2H9M42S</meta:editing-duration>
    <meta:editing-cycles>22</meta:editing-cycles>
    <meta:generator>LibreOffice/5.1.6.2$Linux_X86_64 LibreOffice_project/10m0$Build-2</meta:generator>
    <meta:document-statistic meta:table-count="1" meta:cell-count="211" meta:object-count="0"/>
  </office:meta>
</office:document-meta>
</file>